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Impact" svg:font-family="Impac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Times New Roman1" fo:font-size="18pt" style:font-name-asian="Times New Roman1" style:font-size-asian="18pt" style:font-name-complex="Times New Roman1" style:font-size-complex="18pt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47ff" style:font-name="Times New Roman1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3365ff" style:font-name="Impact" fo:font-size="8pt" style:font-name-asian="Impact" style:font-size-asian="8pt" style:font-name-complex="Impact" style:font-size-complex="8pt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8" style:family="paragraph" style:parent-style-name="Standard">
      <style:paragraph-properties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ample Export LC Format</text:p>
      <text:p text:style-name="P5">I.B. Bank</text:p>
      <text:p text:style-name="P6">Your International Business Bank</text:p>
      <text:p text:style-name="P6"/>
      <text:p text:style-name="P2">Date of Advice: February 1, 2006 <text:tab/><text:tab/>Advice of Correspondent’s</text:p>
      <text:p text:style-name="P2"><text:tab/><text:tab/><text:tab/><text:tab/><text:tab/><text:tab/>Irrevocable Documentary Credit</text:p>
      <text:p text:style-name="P2"><text:tab/><text:tab/><text:tab/><text:tab/><text:tab/><text:tab/>Number: YA/31732/03</text:p>
      <text:p text:style-name="P2"><text:tab/><text:tab/><text:tab/><text:tab/><text:tab/><text:tab/>Our Advice No: STE34567</text:p>
      <text:p text:style-name="P2"><text:tab/><text:tab/><text:tab/><text:tab/><text:tab/><text:tab/>Expiration Date: June 15, 2006</text:p>
      <text:p text:style-name="P2"><text:tab/><text:tab/><text:tab/><text:tab/><text:tab/><text:tab/>Place of Expiry: USA</text:p>
      <text:p text:style-name="P2"/>
      <text:p text:style-name="P2">Issuing Bank: <text:tab/><text:tab/><text:tab/><text:tab/><text:tab/>Beneficiary:</text:p>
      <text:p text:style-name="P1">Prima Bankasi A.S. <text:tab/><text:tab/><text:tab/><text:tab/>Baseball Stuff, Inc.</text:p>
      <text:p text:style-name="P1">Ankara, Turkey <text:tab/><text:tab/><text:tab/><text:tab/><text:tab/>411 West Loop South</text:p>
      <text:p text:style-name="P1"><text:tab/><text:tab/><text:tab/><text:tab/><text:tab/><text:tab/>Houston, Texas 77049</text:p>
      <text:p text:style-name="P1"><text:span text:style-name="T1">Applicant: <text:tab/><text:tab/><text:tab/><text:tab/><text:tab/>Amount:<text:tab/> </text:span>USD 125,000.00</text:p>
      <text:p text:style-name="P1">Turkish Imports</text:p>
      <text:p text:style-name="P1">_____________________________________________________________________________</text:p>
      <text:p text:style-name="P1">Dear Sir/Madam:</text:p>
      <text:p text:style-name="P1"/>
      <text:p text:style-name="P1">At the request of the above-mentioned bank(s), we enclose an exact copy of the above letter of credit opened in your</text:p>
      <text:p text:style-name="P1">favor. Please note that for your convenience we will retain the original letter of credit so that it is readily available at the</text:p>
      <text:p text:style-name="P1">time you present documents to us for negotiation/collection. If you do not intend to present documents to us for</text:p>
      <text:p text:style-name="P1">negotiation/collection, we will have the original letter of credit released to you against payment of our outstanding</text:p>
      <text:p text:style-name="P1">charges.</text:p>
      <text:p text:style-name="P1"/>
      <text:p text:style-name="P1">When presenting draft(s) and the specified documents please submit an additional copy of the commercial invoice(s) for</text:p>
      <text:p text:style-name="P1">our file. Documents may be presented to: I.B. Bank, International Trade Services, 123 Main Street, Anytown USA</text:p>
      <text:p text:style-name="P1">12345, via courier in one parcel. Documents must be presented by 5:00 pm.</text:p>
      <text:p text:style-name="P1">To avoid delays in obtaining payment(s) under this credit, strict compliance with its terms is required. If you are unable</text:p>
      <text:p text:style-name="P1">to comply with those terms, we suggest that you communicate with your buyer immediately to arrange for any</text:p>
      <text:p text:style-name="P1">amendments.</text:p>
      <text:p text:style-name="P1"/>
      <text:p text:style-name="P1">NO PARTIES INVOLVED IN THIS TRANSACTION, OR RELATED TRANSACTIONS, MAY BE PERSONS</text:p>
      <text:p text:style-name="P1">UNDER THE US DEPARTMENT OF TREASURY OFFICE OF FOREIGN ASSETS CONTROL REGULATIONS.</text:p>
      <text:p text:style-name="P1"/>
      <text:p text:style-name="P1">Please quote our Advice No. in all correspondence with us regarding this credit.</text:p>
      <text:p text:style-name="P1"/>
      <text:p text:style-name="P1">Documents presented at our counters for payment and found to have discrepancies are subject to a discrepancy fee of</text:p>
      <text:p text:style-name="P1">USD75.00.</text:p>
      <text:p text:style-name="P1"/>
      <text:p text:style-name="P1">Documents presented to us that are in compliance with the terms and conditions of the subject letter of credit will be</text:p>
      <text:p text:style-name="P1">forwarded to the party specified and payment will be effected upon receipt of the reimbursement as set forth in the terms</text:p>
      <text:p text:style-name="P1">of this letter of credit.</text:p>
      <text:p text:style-name="P1"/>
      <text:p text:style-name="P1">This letter is solely an advice of a letter of credit issued by the above-mentioned opening bank and conveys no</text:p>
      <text:p text:style-name="P1">engagement by us. This credit is subject to the Uniform Customs and Practice for Documentary Credits (1993 Revision),</text:p>
      <text:p text:style-name="P1">ICC Publication 500.</text:p>
      <text:p text:style-name="P1"/>
      <text:p text:style-name="P1">For inquiries regarding the attached, please contact Customer Service at 123-456 7890.</text:p>
      <text:p text:style-name="P1">Sincerely,</text:p>
      <text:p text:style-name="P1">xxxxxxxxxxxxxxxxxxxxx</text:p>
      <text:p text:style-name="P1"/>
      <text:p text:style-name="P1">Authorized Signature</text:p>
      <text:p text:style-name="P4"/>
      <text:p text:style-name="P4"/>
      <text:p text:style-name="P4"><text:soft-page-break/>KEY: SWIN <text:tab/>9901280832592500 <text:tab/><text:tab/>SEQ NO: 990128500343</text:p>
      <text:p text:style-name="P4"/>
      <text:p text:style-name="P4">RECEIVED FROM: <text:tab/><text:tab/>PRIMA BANKASI A.S.</text:p>
      <text:p text:style-name="P4"><text:tab/><text:tab/><text:tab/><text:tab/>ANKARA</text:p>
      <text:p text:style-name="P4"><text:tab/><text:tab/><text:tab/><text:tab/>(KIZILAY)</text:p>
      <text:p text:style-name="P4"><text:tab/><text:tab/><text:tab/><text:tab/>Authentication: CORRECT</text:p>
      <text:p text:style-name="P4"/>
      <text:p text:style-name="P4">1 : <text:tab/>basic header <text:tab/><text:tab/>: F 01 IBBUS7K 2688 581639</text:p>
      <text:p text:style-name="P4">2 : <text:tab/>application header <text:tab/>: 0 700 1532 030128 YAPITRISA317 2877 801690 990128 0723 N</text:p>
      <text:p text:style-name="P4"><text:tab/><text:tab/><text:tab/><text:tab/>: 700 – Issue of Doc Cred N – Normal Message</text:p>
      <text:p text:style-name="P4">4 :<text:tab/> message text <text:tab/><text:tab/>:</text:p>
      <text:p text:style-name="P4">27 : <text:tab/>seq of total <text:tab/><text:tab/>: 1/1</text:p>
      <text:p text:style-name="P4">40A: <text:tab/>form of d/c <text:tab/><text:tab/>: IRREVOCABLE</text:p>
      <text:p text:style-name="P4">20 : <text:tab/>tran reference <text:tab/><text:tab/>: YA/31732/03</text:p>
      <text:p text:style-name="P4">31C: <text:tab/>crdt issued <text:tab/><text:tab/>: 060130</text:p>
      <text:p text:style-name="P4">31D: <text:tab/>expiry <text:tab/><text:tab/><text:tab/>: 060615 AT YOUR COUNTERS</text:p>
      <text:p text:style-name="P4">50 : <text:tab/>ord customer <text:tab/><text:tab/>: TURKISH IMPORTS</text:p>
      <text:p text:style-name="P4"><text:tab/><text:tab/><text:tab/><text:tab/> <text:s/>TKI LTD.STI.</text:p>
      <text:p text:style-name="P4"><text:s/><text:tab/><text:tab/><text:tab/><text:tab/> <text:s/>IZMIR CAD. 36/2 KIZILAY</text:p>
      <text:p text:style-name="P4"><text:tab/><text:tab/><text:tab/><text:tab/> <text:s/>ANKARA, TURKIYE</text:p>
      <text:p text:style-name="P4">59 :<text:tab/>ben customer <text:tab/><text:tab/>: BASEBALL STUFF, INC.</text:p>
      <text:p text:style-name="P4"><text:tab/><text:tab/><text:tab/><text:tab/> <text:s/>411 WEST LOOP SOUTH</text:p>
      <text:p text:style-name="P4"><text:tab/><text:tab/><text:tab/><text:tab/> <text:s/>HOUSTON, TEXAS 77049 USA</text:p>
      <text:p text:style-name="P4">32B : <text:tab/>currency <text:tab/><text:tab/>: USD</text:p>
      <text:p text:style-name="P4"><text:s text:c="10"/><text:tab/>amount <text:tab/><text:tab/>: 125000.00</text:p>
      <text:p text:style-name="P4">39B: <text:tab/>amount spec <text:tab/><text:tab/>: MAXIMUM</text:p>
      <text:p text:style-name="P4">41B: <text:tab/>available with <text:tab/><text:tab/>: ANY BANK</text:p>
      <text:p text:style-name="P4"><text:tab/><text:tab/><text:tab/><text:tab/>: BY NEGOTIATION</text:p>
      <text:p text:style-name="P4">42P: <text:tab/>drafts <text:tab/><text:tab/><text:tab/>: SIGHT</text:p>
      <text:p text:style-name="P4"><text:tab/><text:tab/><text:tab/><text:tab/>: YAPITRISA</text:p>
      <text:p text:style-name="P4">43P: <text:tab/>part shipment <text:tab/><text:tab/>: ALLOWED</text:p>
      <text:p text:style-name="P4">43T: <text:tab/>trans shipment <text:tab/>: ALLOWED</text:p>
      <text:p text:style-name="P4">44A: <text:tab/>ship-disp-take <text:tab/>: ANY USA PORT</text:p>
      <text:p text:style-name="P4">44B: <text:tab/>ship-disp-take <text:tab/>: ANKARA TURKEY</text:p>
      <text:p text:style-name="P4">44C: <text:tab/>ship-disp-take <text:tab/>: 060525</text:p>
      <text:p text:style-name="P4">45A: <text:tab/>shipment of: <text:tab/><text:tab/>: 5,000 NY YANKEE WOOL BASBEBALL CAPS</text:p>
      <text:p text:style-name="P4"><text:tab/><text:tab/><text:tab/><text:tab/> <text:s/>5,000 LA DODGER WOOL BASEBALL CAPS</text:p>
      <text:p text:style-name="P4"><text:tab/><text:tab/><text:tab/><text:tab/> <text:s/>5,000 CHI CUBS WOOL BASEBALL CAPS</text:p>
      <text:p text:style-name="P4"><text:s/><text:tab/><text:tab/><text:tab/><text:tab/> <text:s/>5,000 BOS RED SOX BASEBALL CAPS</text:p>
      <text:p text:style-name="P4"><text:tab/><text:tab/><text:tab/><text:tab/> <text:s/>5,000 HOU ASTROS BASEBALL CAPS</text:p>
      <text:p text:style-name="P4"><text:tab/><text:tab/><text:tab/><text:tab/> <text:s/>@ 4.50 USD EA. AS PER P.O. 12345 DD 060115</text:p>
      <text:p text:style-name="P4"><text:tab/><text:tab/><text:tab/><text:tab/> <text:s/>CIP ANKARA</text:p>
      <text:p text:style-name="P4">46A: <text:tab/>docmt required <text:tab/>: +SIGNED COMMERCIAL INVOICE ISSUED IN 3 ORIGINALS</text:p>
      <text:p text:style-name="P4"><text:tab/><text:tab/><text:tab/><text:tab/> <text:s text:c="3"/>CERTIFYING ISSUANCE IN STRICT CONFORMITY WITH</text:p>
      <text:p text:style-name="P4"><text:tab/><text:tab/><text:tab/><text:tab/> <text:s text:c="3"/>A/M PURCHASE ORDER REGARDING QUALITY,</text:p>
      <text:p text:style-name="P4"><text:tab/><text:tab/><text:tab/><text:tab/> <text:s text:c="3"/>QUANTITY, AND UNIT PRICE</text:p>
      <text:p text:style-name="P4"><text:tab/><text:tab/><text:tab/><text:tab/> <text:s/>+PACKING LIST IN 2 ORIGINALS</text:p>
      <text:p text:style-name="P4"><text:tab/><text:tab/><text:tab/><text:tab/> <text:s/>+CERTIFICATE OF ORIGIN – CONFIMING US ORIGIN</text:p>
      <text:p text:style-name="P4"><text:tab/><text:tab/><text:tab/><text:tab/> <text:s/>+3/3 CLEAN ON BOARD OCEAN BILL OF LADING + 2 <text:tab/><text:tab/><text:soft-page-break/><text:tab/><text:tab/><text:tab/><text:tab/> <text:s text:c="3"/>NONNEGOTIABLE</text:p>
      <text:p text:style-name="P4"><text:tab/><text:tab/><text:tab/><text:tab/> <text:s text:c="3"/>COPIES CONSIGNED TO PRIMA</text:p>
      <text:p text:style-name="P4"><text:tab/><text:tab/><text:tab/><text:tab/> <text:s text:c="3"/>BANKASI A.S. KIZILAY BRANCH AND NOTIFY</text:p>
      <text:p text:style-name="P4"><text:tab/><text:tab/><text:tab/><text:tab/> <text:s text:c="3"/>APPLICANT’S FULL NAME AND ADDRESS</text:p>
      <text:p text:style-name="P4"><text:s text:c="22"/><text:tab/><text:tab/><text:tab/> <text:s/>+INSURANCE CERTIFICATE IN 1 ORIGINAL + 1 COPY</text:p>
      <text:p text:style-name="P4"><text:tab/><text:tab/><text:tab/><text:tab/> <text:s text:c="3"/>ISSUED OR ENDORSED TO THE ORDER OF PRIMA</text:p>
      <text:p text:style-name="P4"><text:tab/><text:tab/><text:tab/><text:tab/> <text:s text:c="3"/>BANKASI A.S. KIZILAY BRANCH FOR 110 PERCENT OF</text:p>
      <text:p text:style-name="P4"><text:tab/><text:tab/><text:tab/><text:tab/> <text:s text:c="3"/>INVOICE VALUE IN THE CREDIT CURRENCY</text:p>
      <text:p text:style-name="P4"><text:tab/><text:tab/><text:tab/><text:tab/> <text:s text:c="3"/>TERMS: INSTITUTE CARGO CLAUSES (A)</text:p>
      <text:p text:style-name="P4"><text:tab/><text:tab/><text:tab/><text:tab/><text:tab/> <text:s text:c="7"/>INSTITUTE WAR CLAUSES (CARGO)</text:p>
      <text:p text:style-name="P4"><text:tab/><text:tab/><text:tab/><text:tab/><text:tab/> <text:s text:c="7"/>INSTITUTE STRIKE CLAUSES (CARGO)</text:p>
      <text:p text:style-name="P4">47A: <text:tab/>addtnl cond <text:tab/><text:tab/>: +FOB, FREIGHT AND INSURANCE VALUE WILL BE</text:p>
      <text:p text:style-name="P4"><text:tab/><text:tab/><text:tab/><text:tab/> <text:s text:c="3"/>INDICATED SEPARATELY ON THE INVOICES</text:p>
      <text:p text:style-name="P4"><text:tab/><text:tab/><text:tab/><text:tab/> <text:s/>+ALL DOCUMENTS SHOULD BEAR OUR AND THE</text:p>
      <text:p text:style-name="P4"><text:tab/><text:tab/><text:tab/><text:tab/> <text:s text:c="3"/>NEGOTIATING/PRESENTING BANK’S REFERENCE</text:p>
      <text:p text:style-name="P4"><text:tab/><text:tab/><text:tab/><text:tab/> <text:s text:c="3"/>NUMBERS</text:p>
      <text:p text:style-name="P4"><text:tab/><text:tab/><text:tab/><text:tab/> <text:s/>+ORIGINAL DOCUMENTS TO BE SENT BY DHL TO</text:p>
      <text:p text:style-name="P4"><text:tab/><text:tab/><text:tab/><text:tab/><text:tab/>PRIMA BANKASI A.S.</text:p>
      <text:p text:style-name="P4"><text:tab/><text:tab/><text:tab/><text:tab/><text:tab/>KIZILAY BRANCH</text:p>
      <text:p text:style-name="P4"><text:tab/><text:tab/><text:tab/><text:tab/><text:tab/>ATATURK BULVARI NO 93/A</text:p>
      <text:p text:style-name="P4"><text:tab/><text:tab/><text:tab/><text:tab/><text:tab/>06422 KIZILAY, ANKARA TURKIYE</text:p>
      <text:p text:style-name="P4">71B: <text:tab/>charges for <text:tab/><text:tab/>: ALL CHARGES OUTSIDE OF TURKIYE ARE FOR ACCOUNT</text:p>
      <text:p text:style-name="P4"><text:tab/><text:tab/><text:tab/><text:tab/> <text:s/>OF BENEFICIARY</text:p>
      <text:p text:style-name="P4">48 : <text:tab/>per for presnt<text:tab/><text:tab/>: DOCUMENTS TO BE PRESENTED WITHIN 9 DAYS</text:p>
      <text:p text:style-name="P4"><text:tab/><text:tab/><text:tab/><text:tab/> <text:s/>AFTER SHIPMENT DATE</text:p>
      <text:p text:style-name="P4">49 :<text:tab/> confrmtn instr <text:tab/>: WITHOUT</text:p>
      <text:p text:style-name="P4">53A: <text:tab/>senders corr <text:tab/><text:tab/>: AEIBUS33XXX</text:p>
      <text:p text:style-name="P4"><text:tab/><text:tab/><text:tab/><text:tab/> <text:s/>AMERICAN EXPRESS BANK, LTD.</text:p>
      <text:p text:style-name="P4"><text:tab/><text:tab/><text:tab/><text:tab/> <text:s/>NEW YORK, NEW YORK</text:p>
      <text:p text:style-name="P4">78 : <text:tab/>instr to bank <text:tab/><text:tab/>: +REIMBURSEMENT TO BE MADE 3 WORKING DAYS AFTER</text:p>
      <text:p text:style-name="P4"><text:tab/><text:tab/><text:tab/><text:tab/> <text:s text:c="4"/>RECEIPT OF T/T AUTHENTICATED SWIFT CLAIM</text:p>
      <text:p text:style-name="P4"><text:tab/><text:tab/><text:tab/><text:tab/> <text:s/>+IF PRESENTED DOCS CONTAIN DISCREPANCIES, USD</text:p>
      <text:p text:style-name="P4"><text:tab/><text:tab/><text:tab/><text:tab/> <text:s text:c="3"/>100.- OR EQUIVALENT IN L/C CURRENCY WILL BE</text:p>
      <text:p text:style-name="P4"><text:tab/><text:tab/><text:tab/> <text:s text:c="15"/>DEDUCTED FROM PROCEEDS AS ‘ADDITIONAL</text:p>
      <text:p text:style-name="P4"><text:tab/><text:tab/><text:tab/><text:tab/> <text:s text:c="3"/>PROCESSING FEE’</text:p>
      <text:p text:style-name="P4">57A: <text:tab/>acct with bank <text:tab/>: IBBUS7K</text:p>
      <text:p text:style-name="P4"><text:tab/><text:tab/><text:tab/><text:tab/> <text:s/>I.B. BANK</text:p>
      <text:p text:style-name="P4"><text:tab/><text:tab/><text:tab/><text:tab/> ANYTOWN, USA</text:p>
      <text:p text:style-name="P4">72 : <text:tab/>bk to bk info <text:tab/><text:tab/>: +ALL CORRESPONDENCE SHOULD BEAR OUR AND YOUR</text:p>
      <text:p text:style-name="P4"><text:tab/><text:tab/><text:tab/><text:tab/> <text:s text:c="4"/>REFERENCE NUMBERS</text:p>
      <text:p text:style-name="P4">MAC <text:tab/><text:tab/><text:tab/><text:tab/>: 251AE1IB</text:p>
      <text:p text:style-name="P8">CHK <text:tab/><text:tab/><text:tab/><text:tab/>: 81710537C54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Impact" svg:font-family="Impac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7-09-24T12:44:15</meta:creation-date>
    <dc:date>2007-09-24T13:03:56</dc:date>
    <dc:language>en-US</dc:language>
    <meta:editing-cycles>2</meta:editing-cycles>
    <meta:editing-duration>PT3M9S</meta:editing-duration>
    <meta:document-statistic meta:table-count="0" meta:image-count="0" meta:object-count="0" meta:page-count="3" meta:paragraph-count="131" meta:word-count="885" meta:character-count="5896" meta:non-whitespace-character-count="4576"/>
    <meta:user-defined meta:name="Info 1"/>
    <meta:user-defined meta:name="Info 2"/>
    <meta:user-defined meta:name="Info 3"/>
    <meta:user-defined meta:name="Info 4"/>
  </office:meta>
</office:document-meta>
</file>